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true"/>
    </style:style>
    <style:style style:name="P2" style:family="paragraph" style:parent-style-name="Text_20_body">
      <style:paragraph-properties fo:margin-top="0in" fo:margin-bottom="0in" loext:contextual-spacing="true"/>
      <style:text-properties style:font-name="Times New Roman" fo:language="en" fo:country="IN"/>
    </style:style>
    <style:style style:name="P3" style:family="paragraph" style:parent-style-name="Text_20_body">
      <style:paragraph-properties fo:margin-top="0in" fo:margin-bottom="0in" loext:contextual-spacing="true" fo:text-align="justify" style:justify-single-word="false"/>
      <style:text-properties style:font-name="Times New Roman" fo:language="en" fo:country="IN"/>
    </style:style>
    <style:style style:name="P4" style:family="paragraph" style:parent-style-name="Standard">
      <style:paragraph-properties fo:margin-top="0in" fo:margin-bottom="0in" loext:contextual-spacing="true"/>
    </style:style>
    <style:style style:name="T1" style:family="text">
      <style:text-properties style:font-name="Times New Roman" fo:language="en" fo:country="IN"/>
    </style:style>
    <style:style style:name="T2" style:family="text">
      <style:text-properties style:font-name="Times New Roman" fo:language="en" fo:country="IN" fo:font-weight="bold"/>
    </style:style>
    <style:style style:name="T3"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im</text:span><text:span text:style-name="T1">: Study the use of network reconnaissance tools like whois, dig, traceroute, nslookup to gather information about networks and domain registrars.</text:span></text:p>
      <text:p text:style-name="P1"> </text:p>
      <text:p text:style-name="P3">1) <text:span text:style-name="T3">whois:</text:span>- client for the whois directory service .</text:p>
      <text:p text:style-name="P3">whois searches for an object in a RFC 3912 database. This version of the whois client tries to guess the right server to ask for the specified object. If no guess can be made it will connect to whois.net‐ worksolutions.com for  NIC handles or whois.arin.net for IPv4 addresses and  network names.</text:p>
      <text:p text:style-name="P1"> </text:p>
      <text:p text:style-name="P2">root@lab309b-03:/home/student# whois</text:p>
      <text:p text:style-name="P2">Usage: whois [OPTION]... OBJECT...</text:p>
      <text:p text:style-name="P1"> </text:p>
      <text:p text:style-name="P2">-h HOST, --host HOST   connect to server HOST</text:p>
      <text:p text:style-name="P2">-p PORT, --port PORT   connect to PORT</text:p>
      <text:p text:style-name="P2">-H <text:s/>hide legal disclaimers</text:p>
      <text:p text:style-name="P1"><text:tab/> <text:span text:style-name="T1">--verbose        explain what is being done</text:span></text:p>
      <text:p text:style-name="P1"><text:tab/> <text:span text:style-name="T1">--help           display this help and exit</text:span></text:p>
      <text:p text:style-name="P1"><text:span text:style-name="T1"><text:tab/>--version        output version information and exit</text:span></text:p>
      <text:p text:style-name="P1"/>
      <text:p text:style-name="P2">These flags are supported by whois.ripe.net and some RIPE-like servers:</text:p>
      <text:p text:style-name="P2">-l find the one level less specific match</text:p>
      <text:p text:style-name="P2">-L find all levels less specific matches</text:p>
      <text:p text:style-name="P2">-m <text:s/>find all one level more specific matches</text:p>
      <text:p text:style-name="P2">-M find all levels of more specific matches</text:p>
      <text:p text:style-name="P2">-c find the smallest match containing a mnt-irt attribute</text:p>
      <text:p text:style-name="P2">-x exact match</text:p>
      <text:p text:style-name="P2">-b <text:s/>return brief IP address ranges with abuse contact</text:p>
      <text:p text:style-name="P2">-B turn off object filtering (show email addresses)</text:p>
      <text:p text:style-name="P2">-G <text:s/>turn off grouping of associated objects</text:p>
      <text:p text:style-name="P2">-d return DNS reverse delegation objects too</text:p>
      <text:p text:style-name="P2">-i ATTR[,ATTR]... do an inverse look-up for specified ATTRibutes</text:p>
      <text:p text:style-name="P2">-T TYPE[,TYPE].. only look for objects of TYPE</text:p>
      <text:p text:style-name="P2">-K <text:s/>only primary keys are returned</text:p>
      <text:p text:style-name="P2">-r turn off recursive look-ups for contact information</text:p>
      <text:p text:style-name="P1"><text:span text:style-name="T1">-R <text:s/>force to show local copy of the domain object even if it contains referral</text:span></text:p>
      <text:p text:style-name="P2">-a also search all the mirrored databases</text:p>
      <text:p text:style-name="P2">-s SOURCE[,SOURCE]... search the database mirrored from SOURCE</text:p>
      <text:p text:style-name="P2">-g SOURCE:FIRST-LAST find updates from SOURCE from serial FIRST to LAST</text:p>
      <text:p text:style-name="P2">-t TYPE <text:s/>request template for object of TYPE</text:p>
      <text:p text:style-name="P2">-v TYPE request verbose template for object of TYPE</text:p>
      <text:p text:style-name="P2">-q [version|sources|types] <text:s/>query specified server info</text:p>
      <text:p text:style-name="P1"/>
      <text:p text:style-name="P2">2)<text:span text:style-name="T3">dig:-</text:span>DNS lookup utility .</text:p>
      <text:p text:style-name="P3">dig (domain information groper) is a flexible tool for interrogating DNS name servers. It performs DNS lookups and displays the answers that are returned from the name server(s) that were queried. Most DNS administrators use dig to troubleshoot DNS problems because of its flexibility, ease of use and clarity of output. Other lookup tools tend to have less functionality than dig.</text:p>
      <text:p text:style-name="P1"/>
      <text:p text:style-name="P2"><text:soft-page-break/>root@lab309b-03:/home/student# dig www.youtube.com</text:p>
      <text:p text:style-name="P1"> </text:p>
      <text:p text:style-name="P2">; &lt;&lt;&gt;&gt; DiG 9.9.5-3-Ubuntu &lt;&lt;&gt;&gt; www.youtube.com</text:p>
      <text:p text:style-name="P2">;; global options: +cmd</text:p>
      <text:p text:style-name="P2">;; Got answer:</text:p>
      <text:p text:style-name="P2">;; -&gt;&gt;HEADER&lt;&lt;- opcode: QUERY, status: NOERROR, id: 60276</text:p>
      <text:p text:style-name="P2">;; flags: qr rd ra; QUERY: 1, ANSWER: 2, AUTHORITY: 0, ADDITIONAL: 1</text:p>
      <text:p text:style-name="P1"> </text:p>
      <text:p text:style-name="P2">;; OPT PSEUDOSECTION:</text:p>
      <text:p text:style-name="P2">; EDNS: version: 0, flags:; udp: 512</text:p>
      <text:p text:style-name="P2">;; QUESTION SECTION:</text:p>
      <text:p text:style-name="P2">;www.youtube.com.                IN        A</text:p>
      <text:p text:style-name="P1"> </text:p>
      <text:p text:style-name="P2">;; ANSWER SECTION:</text:p>
      <text:p text:style-name="P2">www.youtube.com.     21575  IN        CNAME          youtube-ui.l.google.com.</text:p>
      <text:p text:style-name="P2">youtube-ui.l.google.com. 275 IN        A         216.58.196.14</text:p>
      <text:p text:style-name="P1"> </text:p>
      <text:p text:style-name="P2">;; Query time: 58 msec</text:p>
      <text:p text:style-name="P2">;; SERVER: 127.0.1.1#53(127.0.1.1)</text:p>
      <text:p text:style-name="P2">;; WHEN: Fri Jul 31 11:50:38 IST 2015</text:p>
      <text:p text:style-name="P2">;; MSG SIZE  rcvd: 94</text:p>
      <text:p text:style-name="P1"> </text:p>
      <text:p text:style-name="P2">3)<text:span text:style-name="T3">traceroute:</text:span>print the route packets trace to network host .</text:p>
      <text:p text:style-name="P2">traceroute tracks the route packets taken from an IP network on their way to a given host. It utilizes the IP protocol's time to  live  (TTL)  field  and attempts  to  elicit  an ICMP TIME_EXCEEDED response from each gateway along  the path to the host.</text:p>
      <text:p text:style-name="P1"> </text:p>
      <text:p text:style-name="P2">root@lab309b-03:/home/student# traceroute www.google.com</text:p>
      <text:p text:style-name="P2">traceroute to www.google.com (216.58.220.4), 30 hops max, 60 byte packets</text:p>
      <text:p text:style-name="P1"> <text:span text:style-name="T1">1  192.168.100.1 (192.168.100.1)  1.866 ms  2.302 ms  2.804 ms</text:span></text:p>
      <text:p text:style-name="P1"> <text:span text:style-name="T1">2  172.16.1.250 (172.16.1.250)  1.150 ms  1.103 ms  1.097 ms</text:span></text:p>
      <text:p text:style-name="P1"> <text:span text:style-name="T1">3  65-82-87-183.mysipl.com (183.87.82.65)  1.200 ms  1.193 ms  1.162 ms</text:span></text:p>
      <text:p text:style-name="P1"> <text:span text:style-name="T1">4  10.10.228.49 (10.10.228.49)  2.750 ms  2.910 ms  2.895 ms</text:span></text:p>
      <text:p text:style-name="P1"> <text:span text:style-name="T1">5  72.14.196.213 (72.14.196.213)  1.728 ms  1.853 ms  1.823 ms</text:span></text:p>
      <text:p text:style-name="P1"> <text:span text:style-name="T1">6  209.85.142.228 (209.85.142.228)  11.408 ms  10.872 ms  9.322 ms</text:span></text:p>
      <text:p text:style-name="P1"> <text:span text:style-name="T1">7  74.125.37.235 (74.125.37.235)  2.472 ms  2.436 ms  2.394 ms</text:span></text:p>
      <text:p text:style-name="P1"> <text:span text:style-name="T1">8  bom05s05-in-f4.1e100.net (216.58.220.4)  1.702 ms  2.509 ms  3.741 ms</text:span></text:p>
      <text:p text:style-name="P2">root@lab309b-03:/home/student#</text:p>
      <text:p text:style-name="P1"> </text:p>
      <text:p text:style-name="P2">4)<text:span text:style-name="T3">nslookup</text:span> - query Internet name servers interactively .</text:p>
      <text:p text:style-name="P2"/>
      <text:p text:style-name="P1"><text:span text:style-name="T2">Syntax: </text:span><text:span text:style-name="T1">nslookup [-option] [name | -] [server]</text:span></text:p>
      <text:p text:style-name="P2">Nslookup is a program to query Internet domain name servers. Nslookup has two modes: interactive and non-interactive. Interactive mode allows the user to query name servers for information about various hosts and domains or to print a list of hosts in a domain. Non-interactive mode is used to print just the name and requested information for a host or domain.</text:p>
      <text:p text:style-name="P1"> </text:p>
      <text:p text:style-name="P2">root@lab309b-03:/home/student# nslookup www.yahoo.com</text:p>
      <text:p text:style-name="P2"><text:soft-page-break/>Server:            127.0.1.1</text:p>
      <text:p text:style-name="P2">Address:          127.0.1.1#53</text:p>
      <text:p text:style-name="P1"> </text:p>
      <text:p text:style-name="P2">Non-authoritative answer:</text:p>
      <text:p text:style-name="P2">www.yahoo.com         canonical name = fd-fp3.wg1.b.yahoo.com.</text:p>
      <text:p text:style-name="P2">Name: fd-fp3.wg1.b.yahoo.com</text:p>
      <text:p text:style-name="P2">Address: 106.10.138.240</text:p>
      <text:p text:style-name="P2">Name: fd-fp3.wg1.b.yahoo.com</text:p>
      <text:p text:style-name="P2">Address: 106.10.139.246</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0:37:18.744000000</meta:creation-date>
    <dc:date>2015-08-09T20:40:31.743000000</dc:date>
    <meta:editing-duration>PT3M12S</meta:editing-duration>
    <meta:editing-cycles>2</meta:editing-cycles>
    <meta:generator>LibreOffice/4.3.2.2$Windows_x86 LibreOffice_project/edfb5295ba211bd31ad47d0bad0118690f76407d</meta:generator>
    <meta:document-statistic meta:table-count="0" meta:image-count="0" meta:object-count="0" meta:page-count="3" meta:paragraph-count="89" meta:word-count="696" meta:character-count="4746" meta:non-whitespace-character-count="3942"/>
  </office:meta>
</office:document-meta>
</file>